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Cambria Math" svg:font-family="'Cambria Math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25cm" fo:margin-left="-0.942cm" fo:margin-top="0cm" fo:margin-bottom="0cm" table:align="left" style:writing-mode="lr-tb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9.99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cm" fo:border="0.5pt solid #bfbfbf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/>
      <style:text-properties style:font-name="Helvetica" style:font-name-complex="Helvetica1"/>
    </style:style>
    <style:style style:name="P2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>
        <style:tab-stops/>
      </style:paragraph-properties>
      <style:text-properties style:font-name="Helvetica" style:font-name-complex="Helvetica1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</style:style>
    <style:style style:name="P4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/>
    </style:style>
    <style:style style:name="P6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>
        <style:tab-stops/>
      </style:paragraph-properties>
    </style:style>
    <style:style style:name="P7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/>
    </style:style>
    <style:style style:name="P8" style:family="paragraph" style:parent-style-name="Standard" style:master-page-name="Standard">
      <style:paragraph-properties fo:margin-left="0cm" fo:margin-right="0cm" fo:text-align="start" style:justify-single-word="false" fo:orphans="0" fo:widows="0" fo:text-indent="0cm" style:auto-text-indent="false" style:page-number="auto" style:vertical-align="auto" style:writing-mode="lr-tb"/>
      <style:text-properties style:font-name="Helvetica" style:font-name-complex="Helvetica1"/>
    </style:style>
    <style:style style:name="T1" style:family="text">
      <style:text-properties style:font-name="Helvetica" fo:font-weight="bold" style:font-weight-asian="bold" style:font-name-complex="Helvetica1"/>
    </style:style>
    <style:style style:name="T2" style:family="text">
      <style:text-properties style:font-name="Helvetica" style:font-name-complex="Helvetica1"/>
    </style:style>
    <style:style style:name="T3" style:family="text">
      <style:text-properties style:font-name="Helvetica" style:font-name-complex="Helvetica1" style:font-weight-complex="bold"/>
    </style:style>
    <style:style style:name="T4" style:family="text">
      <style:text-properties style:font-name="Helvetica" fo:font-style="italic" style:font-style-asian="italic" style:font-name-complex="Helvetica1"/>
    </style:style>
    <style:style style:name="T5" style:family="text">
      <style:text-properties style:font-name="Helvetica" fo:font-style="italic" style:font-style-asian="italic" style:font-name-complex="Helvetica1" style:font-style-complex="italic"/>
    </style:style>
    <style:style style:name="T6" style:family="text">
      <style:text-properties style:font-name="Helvetica" fo:font-style="italic" style:font-style-asian="italic" style:font-name-complex="Helvetica1" style:font-weight-complex="bold"/>
    </style:style>
    <style:style style:name="T7" style:family="text">
      <style:text-properties fo:color="#0563c1" style:font-name="Helvetica" style:text-underline-style="solid" style:text-underline-width="auto" style:text-underline-color="font-color" style:font-name-complex="Helvetica1" style:font-weight-complex="bold"/>
    </style:style>
    <style:style style:name="T8" style:family="text">
      <style:text-properties fo:color="#0563c1" style:font-name="Helvetica" style:text-underline-style="solid" style:text-underline-width="auto" style:text-underline-color="font-color" style:font-name-complex="Helvetica1"/>
    </style:style>
    <style:style style:name="T9" style:family="text">
      <style:text-properties style:text-position="super 58%" style:font-name="Helvetica" style:font-name-complex="Helvetic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1">Descriptors</text:span></text:p>
          </table:table-cell>
          <table:table-cell table:style-name="Table1.A1" office:value-type="string">
            <text:p text:style-name="P6"><text:span text:style-name="T1">Citation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H of C - Federal</text:span></text:p>
          </table:table-cell>
          <table:table-cell table:style-name="Table1.A1" office:value-type="string">
            <text:p text:style-name="P4"><text:span text:style-name="T2">Canada. </text:span><text:span text:style-name="T5">House of Commons Debates</text:span><text:span text:style-name="T2">, 1867-1949. Provided by the Library of Parliament, http://parl.canadiana.ca/.</text:span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7"><text:span text:style-name="T2">BC Legislative Council</text:span></text:p>
          </table:table-cell>
          <table:table-cell table:style-name="Table1.A1" office:value-type="string">
            <text:p text:style-name="P5"><text:span text:style-name="T2">British Columbia. </text:span><text:span text:style-name="T5">Legislative Council: Debates on the Subject of Confederation with Canada</text:span><text:span text:style-name="T2">, 1870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Alb/Sask Legislative Assembly</text:span></text:p>
          </table:table-cell>
          <table:table-cell table:style-name="Table1.A1" office:value-type="string">
            <text:p text:style-name="P5"><text:span text:style-name="T2">Regina </text:span><text:span text:style-name="T5">Leader, </text:span><text:span text:style-name="T2">1896-1904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Manitoba Convention of 40</text:span></text:p>
          </table:table-cell>
          <table:table-cell table:style-name="Table1.A1" office:value-type="string">
            <text:p text:style-name="P5"><text:span text:style-name="T2">Manitoba. </text:span><text:span text:style-name="T5">Convention of Forty / La Grande Convention Debates</text:span><text:span text:style-name="T2">, 1870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Manitoba Provisional Government</text:span></text:p>
          </table:table-cell>
          <table:table-cell table:style-name="Table1.A1" office:value-type="string">
            <text:p text:style-name="P4"><text:span text:style-name="T2">Manitoba. Legislative Assembly of Assiniboia Debates / Débats de l’Assemblée législative d’Assiniboia, 1870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Ontario-Quebec Debates - Provincial</text:span></text:p>
          </table:table-cell>
          <table:table-cell table:style-name="Table1.A1" office:value-type="string">
            <text:p text:style-name="P5"><text:span text:style-name="T2">Province of Canada. </text:span><text:span text:style-name="T4">Parliamentary Debates on the Subject of the Confederation of the British North American Provinces / Débats parlementaires sur la question de la Confédération des provinces de l'Amérique britannique du nord. </text:span><text:span text:style-name="T2">1865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New Brunswick- Provincial</text:span></text:p>
          </table:table-cell>
          <table:table-cell table:style-name="Table1.A1" office:value-type="string">
            <text:p text:style-name="P5"><text:span text:style-name="T2">New Brunswick. </text:span><text:span text:style-name="T4">Reports of the Debates of the House of Assembly</text:span><text:span text:style-name="T2">, 1865-1867. 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Nova Scotia- Provincial</text:span></text:p>
          </table:table-cell>
          <table:table-cell table:style-name="Table1.A1" office:value-type="string">
            <text:p text:style-name="P5"><text:span text:style-name="T2">Nova Scotia. </text:span><text:span text:style-name="T4">The Debates and Proceedings of the House of Assembly. </text:span><text:span text:style-name="T2">1864-1867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Treaty 1 and 2</text:span></text:p>
          </table:table-cell>
          <table:table-cell table:style-name="Table1.A1" office:value-type="string">
            <text:p text:style-name="P5"><text:span text:style-name="T2">“</text:span><text:span text:style-name="T3">Treaties 1 and 2 Between Her Majesty The Queen and the Chippewa and Cree Indians of Manitoba and Country Adjacent with Adhesions.” </text:span><text:span text:style-name="T6">Indigenous and Northern Affairs Canada.</text:span><text:span text:style-name="T3"> http://www.aadnc-aandc.gc.ca/eng/1100100028664/1100100028665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Treaty 3</text:span></text:p>
          </table:table-cell>
          <table:table-cell table:style-name="Table1.A1" office:value-type="string">
            <text:p text:style-name="P5"><text:span text:style-name="T2">“Treaty 3 between Her Majesty the Queen and the Saulteaux Tribe of the Ojibbeway Indians at the Northwest Angle on the Lake of the Woods with Adhesions.” </text:span><text:span text:style-name="T6">Indigenous and Northern Affairs Canada. </text:span><text:a xlink:type="simple" xlink:href="https://www.aadnc-aandc.gc.ca/eng/1100100028675/1100100028679" text:style-name="Internet_20_link" text:visited-style-name="Visited_20_Internet_20_Link"><text:span text:style-name="T7">https://www.aadnc-aandc.gc.ca/eng/1100100028675/1100100028679</text:span></text:a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Treaty 4</text:span></text:p>
          </table:table-cell>
          <table:table-cell table:style-name="Table1.A1" office:value-type="string">
            <text:p text:style-name="P5"><text:span text:style-name="T3">“Treaty No. 4 between Her Majesty the Queen and the Cree and Saulteaux Tribes of Indians at the Qu'appelle and Fort Ellice.” </text:span><text:span text:style-name="T6">Indigenous and Northern Affairs Canada. </text:span><text:a xlink:type="simple" xlink:href="https://www.aadnc-aandc.gc.ca/eng/1100100028689/1100100028690" text:style-name="Internet_20_link" text:visited-style-name="Visited_20_Internet_20_Link"><text:span text:style-name="T7">https://www.aadnc-aandc.gc.ca/eng/1100100028689/1100100028690</text:span></text:a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Treaty 5</text:span></text:p>
          </table:table-cell>
          <table:table-cell table:style-name="Table1.A1" office:value-type="string">
            <text:p text:style-name="P5"><text:span text:style-name="T3">“Treaty 5 between Her Majesty the Queen and the Saulteaux and Swampy Cree Tribes of Indians at </text:span><text:soft-page-break/><text:span text:style-name="T3">Beren's River and Norway House with Adhesions.” </text:span><text:span text:style-name="T6">Indigenous and Northern Affairs Canada. </text:span><text:a xlink:type="simple" xlink:href="https://www.aadnc-aandc.gc.ca/eng/1100100028699/1100100028700" text:style-name="Internet_20_link" text:visited-style-name="Visited_20_Internet_20_Link"><text:span text:style-name="T7">https://www.aadnc-aandc.gc.ca/eng/1100100028699/1100100028700</text:span></text:a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Treaty 6</text:span></text:p>
          </table:table-cell>
          <table:table-cell table:style-name="Table1.A1" office:value-type="string">
            <text:p text:style-name="P5"><text:span text:style-name="T3">“Copy of Treaty No. 6 between Her Majesty the Queen and the Plain and Wood Cree Indians and other Tribes of Indians at Fort Carlton, Fort Pitt and Battle River with Adhesions.” </text:span><text:span text:style-name="T6">Indigenous and Northern Affairs Canada.</text:span><text:span text:style-name="T3"> </text:span><text:a xlink:type="simple" xlink:href="http://www.aadnc-aandc.gc.ca/eng/1100100028710/1100100028783" text:style-name="Internet_20_link" text:visited-style-name="Visited_20_Internet_20_Link"><text:span text:style-name="T7">http://www.aadnc-aandc.gc.ca/eng/1100100028710/1100100028783</text:span></text:a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Treaty 7</text:span></text:p>
          </table:table-cell>
          <table:table-cell table:style-name="Table1.A1" office:value-type="string">
            <text:p text:style-name="P5"><text:span text:style-name="T3">“Copy of Treaty and Supplementary Treaty No. 7 between Her Majesty the Queen and the Blackfeet and Other Indian Tribes, at the Blackfoot Crossing of Bow River and Fort Macleod.” </text:span><text:span text:style-name="T6">Indigenous and Northern Affairs Canada.</text:span><text:span text:style-name="T3"> </text:span><text:a xlink:type="simple" xlink:href="http://www.aadnc-aandc.gc.ca/eng/1100100028793/1100100028803" text:style-name="Internet_20_link" text:visited-style-name="Visited_20_Internet_20_Link"><text:span text:style-name="T7">http://www.aadnc-aandc.gc.ca/eng/1100100028793/1100100028803</text:span></text:a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Treaty 8</text:span></text:p>
          </table:table-cell>
          <table:table-cell table:style-name="Table1.A1" office:value-type="string">
            <text:p text:style-name="P5"><text:span text:style-name="T3">“Treaty No. 8 Made June 21, 1899 and Adhesions, Reports, Etc.” </text:span><text:span text:style-name="T6">Indigenous and Northern Affairs Canada.</text:span><text:span text:style-name="T3"> </text:span><text:a xlink:type="simple" xlink:href="http://www.aadnc-aandc.gc.ca/eng/1100100028813/1100100028853" text:style-name="Internet_20_link" text:visited-style-name="Visited_20_Internet_20_Link"><text:span text:style-name="T7">http://www.aadnc-aandc.gc.ca/eng/1100100028813/1100100028853</text:span></text:a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Treaty 9</text:span></text:p>
          </table:table-cell>
          <table:table-cell table:style-name="Table1.A1" office:value-type="string">
            <text:p text:style-name="P5"><text:span text:style-name="T3">“The James Bay Treaty - Treaty No. 9 (Made in 1905 and 1906) and Adhesions Made in 1929 and 1930.” </text:span><text:span text:style-name="T6">Indigenous and Northern Affairs Canada.</text:span><text:span text:style-name="T3"> </text:span><text:a xlink:type="simple" xlink:href="https://www.aadnc-aandc.gc.ca/eng/1100100028863/1100100028864" text:style-name="Internet_20_link" text:visited-style-name="Visited_20_Internet_20_Link"><text:span text:style-name="T7">https://www.aadnc-aandc.gc.ca/eng/1100100028863/1100100028864</text:span></text:a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Treaty 10</text:span></text:p>
          </table:table-cell>
          <table:table-cell table:style-name="Table1.A1" office:value-type="string">
            <text:p text:style-name="P5"><text:span text:style-name="T2">“Treaty No. 10 and Reports of Commissioners.” </text:span><text:span text:style-name="T6">Indigenous and Northern Affairs Canada. </text:span><text:a xlink:type="simple" xlink:href="https://www.aadnc-aandc.gc.ca/eng/1100100028874/1100100028906" text:style-name="Internet_20_link" text:visited-style-name="Visited_20_Internet_20_Link"><text:span text:style-name="T7">https://www.aadnc-aandc.gc.ca/eng/1100100028874/1100100028906</text:span></text:a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Treaty 11</text:span></text:p>
          </table:table-cell>
          <table:table-cell table:style-name="Table1.A1" office:value-type="string">
            <text:p text:style-name="P5"><text:span text:style-name="T2">“Treaty No. 11 (June 27, 1921) and Adhesion (July 17, 1922) with Reports, etc.” </text:span><text:span text:style-name="T6">Indigenous and Northern Affairs Canada. </text:span><text:a xlink:type="simple" xlink:href="http://www.aadnc-aandc.gc.ca/eng/1100100028916/1100100028947" text:style-name="Internet_20_link" text:visited-style-name="Visited_20_Internet_20_Link"><text:span text:style-name="T7">http://www.aadnc-aandc.gc.ca/eng/1100100028916/1100100028947</text:span></text:a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PEI Legislative Assembly</text:span></text:p>
          </table:table-cell>
          <table:table-cell table:style-name="Table1.A1" office:value-type="string">
            <text:p text:style-name="P5"><text:span text:style-name="T2">“The Parliamentary Reporter of Debates and Proceedings of the House of Assembly.” Provided by the Prince Edward Island Public Archives and Records Office. 1864-1873. </text:span><text:a xlink:type="simple" xlink:href="http://www.gov.pe.ca/archives/" text:style-name="Internet_20_link" text:visited-style-name="Visited_20_Internet_20_Link"><text:span text:style-name="T8">http://www.gov.pe.ca/archives/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PEI Legislative Assembly</text:span></text:p>
          </table:table-cell>
          <table:table-cell table:style-name="Table1.A1" office:value-type="string">
            <text:p text:style-name="P5"><text:span text:style-name="T2">“The Parliamentary Reporter of Debates and Proceedings of the Legislative Council,” 1864-1873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Newfoundland Legislative Assembly</text:span></text:p>
          </table:table-cell>
          <table:table-cell table:style-name="Table1.A1" office:value-type="string">
            <text:p text:style-name="P5"><text:span text:style-name="T2">The </text:span><text:span text:style-name="T4">Newfoundlander</text:span><text:span text:style-name="T2">, 1864-1869.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7"><text:span text:style-name="T2">Newfoundland National Convention</text:span></text:p>
          </table:table-cell>
          <table:table-cell table:style-name="Table1.A1" office:value-type="string">
            <text:p text:style-name="P5"><text:span text:style-name="T2">Newfoundland. </text:span><text:span text:style-name="T4">The Newfoundland National Convention 1946-1948 Vol 1: Debates. </text:span><text:span text:style-name="T2">Edited by J.K. Hiller and M.F. Harrington (Memorial University of Newfoundland by McGill-Queen’s University Press: 1995)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H of C – Federal 1867-1868</text:span></text:p>
          </table:table-cell>
          <table:table-cell table:style-name="Table1.A1" office:value-type="string">
            <text:p text:style-name="P5"><text:span text:style-name="T2">Canada. </text:span><text:span text:style-name="T5">House of Commons Debates, 1867-1868</text:span><text:span text:style-name="T2">. Edited by P.B. Waite. Ottawa: Queen’s Printer, 1967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H of C – Federal 1869</text:span></text:p>
          </table:table-cell>
          <table:table-cell table:style-name="Table1.A1" office:value-type="string">
            <text:p text:style-name="P5"><text:span text:style-name="T2">Canada. </text:span><text:span text:style-name="T5">House of Commons Debates, 1869</text:span><text:span text:style-name="T2">. Edited by P.B. Waite. Ottawa: Queen’s Printer, 1975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H of C – Federal 1870</text:span></text:p>
          </table:table-cell>
          <table:table-cell table:style-name="Table1.A1" office:value-type="string">
            <text:p text:style-name="P5"><text:span text:style-name="T2">Canada. </text:span><text:span text:style-name="T5">House of Commons Debates, 1870</text:span><text:span text:style-name="T2">. Edited by P.B. Waite. Ottawa: Minister of Supply and Services Canada, 1979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H of C – Federal 1871</text:span></text:p>
          </table:table-cell>
          <table:table-cell table:style-name="Table1.A1" office:value-type="string">
            <text:p text:style-name="P5"><text:span text:style-name="T2">Canada. </text:span><text:span text:style-name="T5">House of Commons Debates, 1871</text:span><text:span text:style-name="T2">. Edited by Norman Ward and Pamela Hardisty. Ottawa: Library of Parliament, 2007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H of C – Federal 1872</text:span></text:p>
          </table:table-cell>
          <table:table-cell table:style-name="Table1.A1" office:value-type="string">
            <text:p text:style-name="P5"><text:span text:style-name="T2">Canada. </text:span><text:span text:style-name="T5">House of Commons Debates, 1872</text:span><text:span text:style-name="T2">. Edited by David Farr. Ottawa: Library of Parliament, 2007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H of C – Federal 1873 1</text:span><text:span text:style-name="T9">st</text:span><text:span text:style-name="T2"> session</text:span></text:p>
          </table:table-cell>
          <table:table-cell table:style-name="Table1.A1" office:value-type="string">
            <text:p text:style-name="P5"><text:span text:style-name="T2">Canada. </text:span><text:span text:style-name="T5">House of Commons Debates, 1873 First Session</text:span><text:span text:style-name="T2">. Edited by David Farr. Ottawa: Library of Parliament, 2013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H of C – Federal 1873 2</text:span><text:span text:style-name="T9">nd</text:span><text:span text:style-name="T2"> session</text:span></text:p>
          </table:table-cell>
          <table:table-cell table:style-name="Table1.A1" office:value-type="string">
            <text:p text:style-name="P5"><text:span text:style-name="T2">Canada. </text:span><text:span text:style-name="T5">House of Commons Debates, 1873 Second Session</text:span><text:span text:style-name="T2">. Edited by David Farr. Ottawa: Library of Parliament, 2013. http://parl.canadiana.ca/.</text:span>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7"><text:span text:style-name="T2">H of C – Federal 1874</text:span></text:p>
          </table:table-cell>
          <table:table-cell table:style-name="Table1.A1" office:value-type="string">
            <text:p text:style-name="P5"><text:span text:style-name="T2">Canada. </text:span><text:span text:style-name="T5">House of Commons Debates, 1874. </text:span><text:span text:style-name="T2">Edited by David Farr. Ottawa: Library of Parliament, 2013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H of C – Federal 1874</text:span></text:p>
          </table:table-cell>
          <table:table-cell table:style-name="Table1.A1" office:value-type="string">
            <text:p text:style-name="P5"><text:span text:style-name="T2">Canada. </text:span><text:span text:style-name="T5">House of Commons Debates, 1874. </text:span><text:span text:style-name="T2">Edited by David Farr. Ottawa: Library of Parliament, 2014. http://parl.canadiana.ca/.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Cambria Math" svg:font-family="'Cambria Math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Cambria Math" style:font-family-asian="'Cambria Math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cm" fo:margin-right="0cm" fo:margin-top="0.423cm" fo:margin-bottom="0.106cm" loext:contextual-spacing="false" fo:text-align="start" style:justify-single-word="false" fo:orphans="2" fo:widows="2" fo:text-indent="0cm" style:auto-text-indent="false" fo:keep-with-next="always" style:vertical-align="auto"/>
      <style:text-properties style:font-name="Calibri Light" fo:font-family="'Calibri Light'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Calibri Light1" style:font-family-complex="'Calibri Light'" style:font-family-generic-complex="system" style:font-pitch-complex="variable" style:font-size-complex="14pt" style:language-complex="ar" style:country-complex="SA" style:font-style-complex="italic" style:font-weight-complex="bold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en" fo:country="US" style:font-name-asian="Cambria Math" style:font-family-asian="'Cambria Math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Heidt</meta:initial-creator>
    <meta:creation-date>2016-12-06T11:24:00</meta:creation-date>
    <dc:date>2016-12-06T13:27:00</dc:date>
    <meta:editing-cycles>40</meta:editing-cycles>
    <meta:editing-duration>PT41S</meta:editing-duration>
    <meta:document-statistic meta:table-count="1" meta:image-count="0" meta:object-count="0" meta:page-count="3" meta:paragraph-count="64" meta:word-count="709" meta:character-count="5350" meta:non-whitespace-character-count="4695"/>
    <meta:generator>LibreOffice/5.1.4.2$Linux_X86_64 LibreOffice_project/10m0$Build-2</meta:generator>
    <meta:user-defined meta:name="Operator">Daniel Heidt</meta:user-defined>
  </office:meta>
</office:document-meta>
</file>